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953" officeooo:paragraph-rsid="000b7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  <text:p text:style-name="P1">Hello</text:p>
      <text:p text:style-name="P1">H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7:26:03.802386225</meta:creation-date>
    <dc:date>2024-11-19T07:26:51.038252679</dc:date>
    <meta:editing-duration>PT47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3" meta:word-count="3" meta:character-count="15" meta:non-whitespace-character-count="15"/>
  </office:meta>
</office:document-meta>
</file>